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hr" fo:country="HR" officeooo:rsid="00015c96" officeooo:paragraph-rsid="00015c96"/>
    </style:style>
    <style:style style:name="P2" style:family="paragraph" style:parent-style-name="Standard">
      <style:text-properties fo:language="hr" fo:country="HR" fo:font-weight="bold" officeooo:rsid="00032138" officeooo:paragraph-rsid="00032138" style:font-weight-asian="bold" style:font-weight-complex="bold"/>
    </style:style>
    <style:style style:name="P3" style:family="paragraph" style:parent-style-name="Standard">
      <style:text-properties fo:language="hr" fo:country="HR" fo:font-weight="normal" officeooo:rsid="00015c96" officeooo:paragraph-rsid="00015c96" style:font-weight-asian="normal" style:font-weight-complex="normal"/>
    </style:style>
    <style:style style:name="P4" style:family="paragraph" style:parent-style-name="Standard">
      <style:text-properties fo:language="hr" fo:country="HR" fo:font-weight="normal" officeooo:rsid="0004e3aa" officeooo:paragraph-rsid="0004e3aa" style:font-weight-asian="normal" style:font-weight-complex="normal"/>
    </style:style>
    <style:style style:name="P5" style:family="paragraph" style:parent-style-name="Standard" style:list-style-name="L1">
      <style:text-properties fo:language="hr" fo:country="HR" fo:font-weight="normal" officeooo:rsid="0004e3aa" officeooo:paragraph-rsid="0004e3a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32138"/>
    </style:style>
    <style:style style:name="T4" style:family="text">
      <style:text-properties officeooo:rsid="0004e3a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ze Svetog Lovre – Plavnik – 9. i 10. kolovoza 2025. – <text:span text:style-name="T1">Itinery</text:span></text:p>
      <text:p text:style-name="P2"/>
      <text:p text:style-name="P2"><text:span text:style-name="T2">NAPOMENA</text:span>: Ovo sve vrijedi uz pretpostavku da je lijepo vrijeme</text:p>
      <text:p text:style-name="P3"/>
      <text:p text:style-name="P3">9.8. (subota):</text:p>
      <text:p text:style-name="P3"><text:tab/>10:00. – Ukrcaj na barku</text:p>
      <text:p text:style-name="P3"><text:tab/>10:30. – Polazak iz Pinezića za Plavnik barkom (plovidba do Plavnika traje cca sat vremena)<text:tab/></text:p>
      <text:p text:style-name="P3"><text:tab/>12:00. – Obilazak otoka – vidjeti najbolje lokacije za postavit kamp i najbolje mjesto za <text:tab/><text:tab/><text:tab/>osmatračnicu ~2h(ovisi koliko ljudi bude u izvidnici)</text:p>
      <text:p text:style-name="P3"><text:tab/>14:00. – Iskrcaj stvari do mjesta gdje će biti postavljen kamp i postavljanje istog ~1h</text:p>
      <text:p text:style-name="P3"><text:tab/><text:span text:style-name="T3">16:00. – Vezanje za betosnki blok i drvo da barka bude sigurna za vrijeme ostanka na otoku<text:tab/><text:tab/>~1h</text:span></text:p>
      <text:p text:style-name="P3"><text:tab/><text:span text:style-name="T3">17:00. – Plinskim roštiljem na barci ispeć meso i pripremit salatu ~30min</text:span></text:p>
      <text:p text:style-name="P3"><text:tab/><text:span text:style-name="T3">17:30. – Ručak/Većera ~1h</text:span></text:p>
      <text:p text:style-name="P3"><text:tab/></text:p>
      <text:p text:style-name="P3"><text:tab/><text:span text:style-name="T4">20:20. – Zalazak sunca</text:span></text:p>
      <text:p text:style-name="P3"/>
      <text:p text:style-name="P4">10.8. (nedjelja):</text:p>
      <text:p text:style-name="P4"><text:tab/></text:p>
      <text:p text:style-name="P4"><text:tab/>18:00. – Polazak s Plavnika prema Pinezić</text:p>
      <text:p text:style-name="P4"><text:tab/>19:00. – Pinezić</text:p>
      <text:p text:style-name="P3"><text:tab/></text:p>
      <text:p text:style-name="P4">Dodatne informacije:</text:p>
      <text:list text:style-name="L1">
        <text:list-item>
          <text:p text:style-name="P5">Barka ima frižider od 55l</text:p>
        </text:list-item>
        <text:list-item>
          <text:p text:style-name="P5">Zabranjene ilegalne supstance tijekom boravka na otoku i plovidbi(trava nije droga)</text:p>
        </text:list-item>
        <text:list-item>
          <text:p text:style-name="P5">Obavezno ponijeti vreće za smeće i ne bacati po otoku ikakvo smeće jer ćete dobit po pički</text:p>
        </text:list-item>
        <text:list-item>
          <text:p text:style-name="P5">Dobro razmislit što sve nosit jer su noći hladne, preporuka Kapetana:</text:p>
          <text:list>
            <text:list-item>
              <text:p text:style-name="P5">Šator</text:p>
            </text:list-item>
            <text:list-item>
              <text:p text:style-name="P5">Vreća za spavanje</text:p>
            </text:list-item>
            <text:list-item>
              <text:p text:style-name="P5">Madrac na napuhavanje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3T14:47:26.589506035</meta:creation-date>
    <dc:date>2025-08-03T15:15:39.235809916</dc:date>
    <meta:editing-duration>PT6M38S</meta:editing-duration>
    <meta:editing-cycles>2</meta:editing-cycles>
    <meta:generator>LibreOffice/25.2.5.2$Linux_X86_64 LibreOffice_project/fb4792146257752f54eab576deb869869b108571</meta:generator>
    <meta:document-statistic meta:table-count="0" meta:image-count="0" meta:object-count="0" meta:page-count="1" meta:paragraph-count="25" meta:word-count="178" meta:character-count="1127" meta:non-whitespace-character-count="946"/>
  </office:meta>
</office:document-meta>
</file>